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df7f" officeooo:paragraph-rsid="0015df7f"/>
    </style:style>
    <style:style style:name="P2" style:family="paragraph" style:parent-style-name="Standard">
      <style:paragraph-properties fo:margin-top="0.101cm" fo:margin-bottom="0.101cm" loext:contextual-spacing="false" fo:line-height="115%" fo:text-align="justify" style:justify-single-word="false"/>
      <style:text-properties officeooo:rsid="0015df7f" officeooo:paragraph-rsid="0015df7f"/>
    </style:style>
    <style:style style:name="P3" style:family="paragraph" style:parent-style-name="Standard">
      <style:paragraph-properties fo:margin-top="0.101cm" fo:margin-bottom="0.101cm" loext:contextual-spacing="false" fo:line-height="115%" fo:text-align="justify" style:justify-single-word="false"/>
      <style:text-properties officeooo:rsid="0018734c" officeooo:paragraph-rsid="0018734c"/>
    </style:style>
    <style:style style:name="P4" style:family="paragraph" style:parent-style-name="Standard">
      <style:paragraph-properties fo:margin-top="0.101cm" fo:margin-bottom="0.101cm" loext:contextual-spacing="false" fo:line-height="115%" fo:text-align="justify" style:justify-single-word="false"/>
      <style:text-properties style:text-underline-style="none" officeooo:rsid="00195f27" officeooo:paragraph-rsid="00195f27"/>
    </style:style>
    <style:style style:name="P5" style:family="paragraph" style:parent-style-name="Standard">
      <style:paragraph-properties fo:margin-top="0.101cm" fo:margin-bottom="0.101cm" loext:contextual-spacing="false" fo:line-height="115%" fo:text-align="justify" style:justify-single-word="false"/>
      <style:text-properties style:text-underline-style="none" officeooo:rsid="001bae9e" officeooo:paragraph-rsid="001bae9e"/>
    </style:style>
    <style:style style:name="P6" style:family="paragraph" style:parent-style-name="Standard" style:list-style-name="L1">
      <style:paragraph-properties fo:margin-top="0.101cm" fo:margin-bottom="0.101cm" loext:contextual-spacing="false" fo:line-height="115%" fo:text-align="justify" style:justify-single-word="false"/>
      <style:text-properties style:text-underline-style="none" officeooo:rsid="001bae9e" officeooo:paragraph-rsid="001bae9e"/>
    </style:style>
    <style:style style:name="P7" style:family="paragraph" style:parent-style-name="Standard">
      <style:paragraph-properties fo:margin-top="0.101cm" fo:margin-bottom="0.101cm" loext:contextual-spacing="false" fo:line-height="115%" fo:text-align="justify" style:justify-single-word="false"/>
      <style:text-properties style:text-underline-style="none" officeooo:rsid="001bae9e" officeooo:paragraph-rsid="001c29a8"/>
    </style:style>
    <style:style style:name="T1" style:family="text">
      <style:text-properties officeooo:rsid="0016cf18"/>
    </style:style>
    <style:style style:name="T2" style:family="text">
      <style:text-properties officeooo:rsid="00195f27"/>
    </style:style>
    <style:style style:name="T3" style:family="text">
      <style:text-properties officeooo:rsid="001a240d"/>
    </style:style>
    <style:style style:name="T4" style:family="text">
      <style:text-properties officeooo:rsid="001c29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a el tp, comenzamos parseando los datasets correspondientes a station, weather, trips_train y trips_test. Eliminamos las columnas que nos parecieron irrelevantes (tales como los nombres de las estaciones, fechas y etc.) y dejamos las que pudimos observar, a través del análisis exploratorio de los datos, <text:span text:style-name="T1">que influían en cuanto a las duraciones de los viajes. En el de trips_train utilizamos dos variantes, un dataset filtrando los viajes con duraciones menores a los 5 minutos y mayores a 24 horas y otro sin filtrar nada.</text:span></text:p>
      <text:p text:style-name="P3">Luego joineamos los tres datasets, para cada uno de los trains, el filtrado y el no filtrado, dejando así dos train datasets diferentes, a partir de los cuales se entrenaría el algoritmo a utilizar. Finalmente, discretizamos todas las columnas de estos datasets y las transformamos a números, de manera que se pudiesen usar para los algoritmos. <text:span text:style-name="T2">Esto lo guardamos en tres archivos .csv distintos (uno con el train, otro con el train_filtered y otro con el test), los cuales luego son levantados al momento de aplicarles el algoritmo.</text:span></text:p>
      <text:p text:style-name="P4">Por último, armamos un script <text:span text:style-name="T3">el cual utilizan todos los algoritmos que probamos, en el cual se recibe el algoritmo o modelo a probar, el nombre del modelo, un parámetro que indique que train se usa si el filtrado o el otro y por último un parámetro numérico que indica que combinaciones de columnas se quiere usar para predecir las duraciones (por default se utilizan todas las del dataset levantado en este script). Luego se cargan los x_train, y_train y x_test, se entrena el modelo, se hacen las predicciones sobre el trips_test, se corre kfold y se pregunta si se quiere o no generar un output, si se lo genera, se guardan los resultados en un .csv, el cual luego se puede subir a kaggle.</text:span></text:p>
      <text:p text:style-name="P7">A medida que avanzamos con las pruebas, los resultados fueron claramente mejores cuando se usaba el dataset filtrado y para cuatro tipos de combinaciones de columnas: la 2 (<text:span text:style-name="T4">'start_hour', 'day_of_week', 'subscription_type'</text:span>), la 3 (<text:span text:style-name="T4">'start_hour', 'day_of_week', 'subscription_type', 'season'</text:span>), la 7 (<text:span text:style-name="T4">'start_hour','day_of_week','subscription_type','season', 'start_station_id', 'end_station_id'</text:span>) y la 8 (<text:span text:style-name="T4">'start_hour', 'day_of_week', 'subscription_type','season', 'events', 'mean_temperature_f'</text:span>). </text:p>
      <text:p text:style-name="P5">Los algoritmos que mejores resultados nos dieron fueron:</text:p>
      <text:list xml:id="list3718144205672722777" text:style-name="L1">
        <text:list-item>
          <text:p text:style-name="P6">Decision tree</text:p>
        </text:list-item>
        <text:list-item>
          <text:p text:style-name="P6">Linear regression</text:p>
        </text:list-item>
        <text:list-item>
          <text:p text:style-name="P6">Logistic regression</text:p>
        </text:list-item>
        <text:list-item>
          <text:p text:style-name="P6">Orthogonal matching pursuit</text:p>
        </text:list-item>
      </text:list>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4:02:12.130514777</meta:creation-date>
    <dc:date>2017-06-19T16:59:55.495572451</dc:date>
    <meta:editing-duration>PT7M34S</meta:editing-duration>
    <meta:editing-cycles>3</meta:editing-cycles>
    <meta:generator>LibreOffice/5.1.6.2$Linux_X86_64 LibreOffice_project/10m0$Build-2</meta:generator>
    <meta:document-statistic meta:table-count="0" meta:image-count="0" meta:object-count="0" meta:page-count="1" meta:paragraph-count="9" meta:word-count="368" meta:character-count="2379" meta:non-whitespace-character-count="2023"/>
  </office:meta>
</office:document-meta>
</file>